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SendingTransportHandler.handleRequest( ServerHttpRequest request , ServerHttpResponse response , WebSocketHandler wsHandler , SockJsSession w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tpSendingTransportHandler.handleRequestInternal( ServerHttpRequest request , ServerHttpResponse response , AbstractHttpSockJsSession sockJs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HttpSendingTransportHandler.getCallbackParam( Server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HttpSendingTransportHandler.writeFrame( SockJsFrame frame , ServerHttpRequest request , ServerHttpResponse response , AbstractHttpSockJsSession sockJs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